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231f20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231f20" fo:font-size="11pt" style:font-size-asian="11pt" style:font-size-complex="11pt" fo:hyphenate="false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5" style:family="paragraph">
      <style:paragraph-properties style:text-autospace="none" style:line-break="normal" style:writing-mode="page"/>
      <style:text-properties fo:color="#231f20" fo:font-size="11pt" style:font-size-asian="11pt" style:font-size-complex="11pt" fo:hyphenate="false"/>
    </style:style>
    <style:style style:name="T1" style:family="text">
      <style:text-properties fo:color="#231f20" fo:font-size="11pt" style:font-size-asian="11pt" style:font-size-complex="11pt"/>
    </style:style>
    <style:style style:name="T2" style:family="text">
      <style:text-properties fo:color="#231f20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286cm 6.424cm)">
          <draw:text-box>
            <text:p><text:span text:style-name="T1">naive</text:span></text:p>
          </draw:text-box>
        </draw:frame>
        <draw:frame draw:style-name="gr2" draw:text-style-name="P3" draw:layer="layout" svg:width="1.107cm" svg:height="0.683cm" draw:transform="rotate (1.5707963267949) translate (3.378cm 6.416cm)">
          <draw:text-box>
            <text:p text:style-name="P2"><text:span text:style-name="T2">shfl</text:span></text:p>
          </draw:text-box>
        </draw:frame>
        <draw:frame draw:style-name="gr2" draw:text-style-name="P3" draw:layer="layout" svg:width="2.212cm" svg:height="0.683cm" draw:transform="rotate (1.5707963267949) translate (4.445cm 6.428cm)">
          <draw:text-box>
            <text:p text:style-name="P2"><text:span text:style-name="T2">shmem1d</text:span></text:p>
          </draw:text-box>
        </draw:frame>
        <draw:frame draw:style-name="gr2" draw:text-style-name="P3" draw:layer="layout" svg:width="3.207cm" svg:height="0.683cm" draw:transform="rotate (1.5707963267949) translate (5.537cm 6.433cm)">
          <draw:text-box>
            <text:p text:style-name="P2"><text:span text:style-name="T2">shmem1dreg1d</text:span></text:p>
          </draw:text-box>
        </draw:frame>
        <draw:frame draw:style-name="gr2" draw:text-style-name="P3" draw:layer="layout" svg:width="4.028cm" svg:height="0.683cm" draw:transform="rotate (1.5707963267949) translate (6.604cm 6.416cm)">
          <draw:text-box>
            <text:p text:style-name="P2"><text:span text:style-name="T2">shmem1dreg1dvec2</text:span></text:p>
          </draw:text-box>
        </draw:frame>
        <draw:frame draw:style-name="gr2" draw:text-style-name="P3" draw:layer="layout" svg:width="3.034cm" svg:height="0.683cm" draw:transform="rotate (1.5707963267949) translate (7.671cm 6.412cm)">
          <draw:text-box>
            <text:p text:style-name="P2"><text:span text:style-name="T2">shmem1dvec2</text:span></text:p>
          </draw:text-box>
        </draw:frame>
        <draw:frame draw:style-name="gr2" draw:text-style-name="P3" draw:layer="layout" svg:width="2.212cm" svg:height="0.683cm" draw:transform="rotate (1.5707963267949) translate (8.763cm 6.428cm)">
          <draw:text-box>
            <text:p text:style-name="P2"><text:span text:style-name="T2">shmem2d</text:span></text:p>
          </draw:text-box>
        </draw:frame>
        <draw:frame draw:style-name="gr2" draw:text-style-name="P3" draw:layer="layout" svg:width="3.207cm" svg:height="0.683cm" draw:transform="rotate (1.5707963267949) translate (9.83cm 6.433cm)">
          <draw:text-box>
            <text:p text:style-name="P2"><text:span text:style-name="T2">shmem2dreg1d</text:span></text:p>
          </draw:text-box>
        </draw:frame>
        <draw:frame draw:style-name="gr2" draw:text-style-name="P3" draw:layer="layout" svg:width="4.028cm" svg:height="0.683cm" draw:transform="rotate (1.5707963267949) translate (10.922cm 6.416cm)">
          <draw:text-box>
            <text:p text:style-name="P2"><text:span text:style-name="T2">shmem2dreg1dvec2</text:span></text:p>
          </draw:text-box>
        </draw:frame>
        <draw:frame draw:style-name="gr2" draw:text-style-name="P3" draw:layer="layout" svg:width="3.034cm" svg:height="0.683cm" draw:transform="rotate (1.5707963267949) translate (12.014cm 6.412cm)">
          <draw:text-box>
            <text:p text:style-name="P2"><text:span text:style-name="T2">shmem2dvec2</text:span></text:p>
          </draw:text-box>
        </draw:frame>
        <draw:frame draw:style-name="gr2" draw:text-style-name="P5" draw:layer="layout" svg:width="1.323cm" svg:height="0.683cm" draw:transform="rotate (1.5707963267949) translate (13.081cm 6.428cm)">
          <draw:text-box>
            <text:p text:style-name="P4"><text:span text:style-name="T2">vec2</text:span></text:p>
          </draw:text-box>
        </draw:frame>
        <draw:frame draw:style-name="gr2" draw:text-style-name="P1" draw:layer="layout" svg:width="1.929cm" svg:height="0.683cm" draw:transform="rotate (1.5707963267949) translate (14.148cm 6.424cm)">
          <draw:text-box>
            <text:p text:style-name="P2"><text:span text:style-name="T2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21T05:55:30</dc:date>
    <dc:creator>Marcus Mae</dc:creator>
    <meta:editing-duration>PT14M35S</meta:editing-duration>
    <meta:editing-cycles>9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60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svg:stroke-color="#231f20" draw:fill-color="#fee755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value" chart:data-label-text="false" chart:data-label-symbol="false"/>
      <style:graphic-properties svg:stroke-width="0.025cm" svg:stroke-color="#c5000b" draw:fill-color="#76b9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066cm" svg:y="0.898cm" svg:width="12.958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GFlop/sec (raw)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/>
            <chart:data-point chart:repeated="4"/>
            <chart:data-point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43.6204269416">
                <text:p>43.6204269416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47.6478610641">
                <text:p>47.6478610641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46.0734189057">
                <text:p>46.0734189057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43.4259222615">
                <text:p>43.4259222615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45.95855329">
                <text:p>45.95855329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52.4766685645">
                <text:p>52.4766685645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37.9781113972">
                <text:p>37.9781113972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37.5116651163">
                <text:p>37.5116651163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34.1964033391">
                <text:p>34.1964033391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36.4571628761">
                <text:p>36.4571628761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49.2895828877">
                <text:p>49.2895828877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58.0653559322">
                <text:p>58.0653559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